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>
        <style:tab-stops>
          <style:tab-stop style:position="2.35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>
        <style:tab-stops>
          <style:tab-stop style:position="2.73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5" style:family="paragraph" style:parent-style-name="Standard" style:master-pag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 style:page-number="auto"/>
    </style:style>
    <style:style style:name="P6" style:family="paragraph" style:parent-style-name="Standard" style:list-style-name="WWNum6">
      <style:paragraph-properties fo:margin-left="1.27cm" fo:margin-right="0cm" fo:margin-top="0cm" fo:margin-bottom="0.353cm" loext:contextual-spacing="false" fo:line-height="0.487cm" fo:text-align="start" style:justify-single-word="false" fo:text-indent="-0.635cm" style:auto-text-indent="false"/>
    </style:style>
    <style:style style:name="P7" style:family="paragraph" style:parent-style-name="Standard" style:list-style-name="WWNum9">
      <style:paragraph-properties fo:margin-left="1.27cm" fo:margin-right="0cm" fo:margin-top="0cm" fo:margin-bottom="0.353cm" loext:contextual-spacing="false" fo:line-height="0.487cm" fo:text-align="start" style:justify-single-word="false" fo:text-indent="-0.635cm" style:auto-text-indent="false"/>
    </style:style>
    <style:style style:name="P8" style:family="paragraph" style:parent-style-name="Standard" style:list-style-name="WWNum14">
      <style:paragraph-properties fo:margin-left="1.27cm" fo:margin-right="0cm" fo:margin-top="0cm" fo:margin-bottom="0.353cm" loext:contextual-spacing="false" fo:line-height="0.487cm" fo:text-align="start" style:justify-single-word="false" fo:text-indent="-0.635cm" style:auto-text-indent="false"/>
    </style:style>
    <style:style style:name="P9" style:family="paragraph" style:parent-style-name="Standard" style:list-style-name="WWNum14">
      <style:paragraph-properties fo:margin-left="1.27cm" fo:margin-right="0cm" fo:margin-top="0cm" fo:margin-bottom="0.353cm" loext:contextual-spacing="false" fo:line-height="0.487cm" fo:text-align="start" style:justify-single-word="false" fo:text-indent="-0.635cm" style:auto-text-indent="false"/>
      <style:text-properties officeooo:paragraph-rsid="0007aa26"/>
    </style:style>
    <style:style style:name="P10" style:family="paragraph" style:parent-style-name="Standard" style:list-style-name="WWNum17">
      <style:paragraph-properties fo:margin-left="1.27cm" fo:margin-right="0cm" fo:margin-top="0cm" fo:margin-bottom="0.353cm" loext:contextual-spacing="false" fo:line-height="0.487cm" fo:text-align="start" style:justify-single-word="false" fo:text-indent="-0.635cm" style:auto-text-indent="false">
        <style:tab-stops>
          <style:tab-stop style:position="3.069cm"/>
        </style:tab-stops>
      </style:paragraph-properties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2" style:family="paragraph" style:parent-style-name="Standard" style:list-style-name="WWNum11">
      <style:paragraph-properties fo:margin-left="0.635cm" fo:margin-right="0cm" fo:margin-top="0cm" fo:margin-bottom="0.353cm" loext:contextual-spacing="false" fo:line-height="0.487cm" fo:text-align="start" style:justify-single-word="false" fo:text-indent="-0.635cm" style:auto-text-indent="false"/>
    </style:style>
    <style:style style:name="P13" style:family="paragraph" style:parent-style-name="Standard">
      <style:paragraph-properties fo:margin-left="0.635cm" fo:margin-right="0cm" fo:margin-top="0cm" fo:margin-bottom="0.353cm" loext:contextual-spacing="false" fo:line-height="0.487cm" fo:text-align="start" style:justify-single-word="false" fo:text-indent="0cm" style:auto-text-indent="false">
        <style:tab-stops>
          <style:tab-stop style:position="1.566cm"/>
        </style:tab-stops>
      </style:paragraph-properties>
    </style:style>
    <style:style style:name="T1" style:family="text">
      <style:text-properties fo:color="#00000a" style:font-name="Calibri" fo:font-size="18pt" fo:letter-spacing="normal" fo:font-weight="bold" fo:background-color="#ffffff" loext:char-shading-value="0" style:font-name-asian="Calibri1" style:font-size-asian="18pt" style:font-weight-asian="bold" style:font-name-complex="Calibri1"/>
    </style:style>
    <style:style style:name="T2" style:family="text">
      <style:text-properties fo:color="#00000a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3" style:family="text">
      <style:text-properties fo:color="#00000a" style:font-name="Calibri" fo:font-size="11pt" fo:letter-spacing="normal" officeooo:rsid="0007aa26" fo:background-color="#ffffff" loext:char-shading-value="0" style:font-name-asian="Calibri1" style:font-size-asian="11pt" style:font-name-complex="Calibri1"/>
    </style:style>
    <style:style style:name="T4" style:family="text">
      <style:text-properties fo:color="#00000a" style:font-name="Calibri" fo:font-size="11pt" fo:letter-spacing="normal" officeooo:rsid="0008d6ca" fo:background-color="#ffffff" loext:char-shading-value="0" style:font-name-asian="Calibri1" style:font-size-asian="11pt" style:font-name-complex="Calibri1"/>
    </style:style>
    <style:style style:name="T5" style:family="text">
      <style:text-properties fo:color="#00000a" style:font-name="Calibri" fo:font-size="11pt" fo:letter-spacing="normal" fo:font-weight="bold" fo:background-color="#ffffff" loext:char-shading-value="0" style:font-name-asian="Calibri1" style:font-size-asian="11pt" style:font-weight-asian="bold" style:font-name-complex="Calibri1"/>
    </style:style>
    <style:style style:name="T6" style:family="text">
      <style:text-properties fo:color="#00000a" style:font-name="Calibri" fo:font-size="14pt" fo:letter-spacing="normal" fo:font-weight="bold" fo:background-color="#ffffff" loext:char-shading-value="0" style:font-name-asian="Calibri1" style:font-size-asian="14pt" style:font-weight-asian="bold" style:font-name-complex="Calibri1"/>
    </style:style>
    <style:style style:name="T7" style:family="text">
      <style:text-properties fo:color="#00000a" style:text-position="super 58%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8" style:family="text">
      <style:text-properties fo:color="#000000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9" style:family="text">
      <style:text-properties fo:font-variant="normal" fo:text-transform="none" fo:color="#5f5f5f" style:font-name="Open Sans" fo:font-size="9.75pt" fo:letter-spacing="normal" fo:font-style="normal" fo:font-weight="bold" fo:background-color="#ffffff" loext:char-shading-value="0" style:font-name-asian="Calibri1" style:font-size-asian="11pt" style:font-name-complex="Calibri1"/>
    </style:style>
    <style:style style:name="T10" style:family="text">
      <style:text-properties fo:font-variant="normal" fo:text-transform="none" fo:color="#5f5f5f" style:font-name="Open Sans" fo:font-size="9.75pt" fo:letter-spacing="normal" fo:font-style="normal" fo:font-weight="bold" officeooo:rsid="0007aa26" fo:background-color="#ffffff" loext:char-shading-value="0" style:font-name-asian="Calibri1" style:font-size-asian="11pt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ohan Shrivastav</text:span></text:p>
      <text:p text:style-name="P1"><text:span text:style-name="T2">111/6 commercial road,near G.M.N college, Ambala Cantt</text:span></text:p>
      <text:p text:style-name="P1"><text:span text:style-name="T2">rohanshrivastav1999@gmail.com </text:span></text:p>
      <text:p text:style-name="P1"><text:span text:style-name="T2">7056975747</text:span></text:p>
      <text:p text:style-name="P4"/>
      <text:p text:style-name="P2"><text:span text:style-name="T6">Objective:<text:tab/></text:span></text:p>
      <text:p text:style-name="P1"><text:span text:style-name="T2">To enhance my professional skills in a dynamic and stable workplace.</text:span></text:p>
      <text:p text:style-name="P1"><text:span text:style-name="T2">To work in an organization which helps to explore and an environment to grow.</text:span></text:p>
      <text:p text:style-name="P1"><text:span text:style-name="T2">To be a part of a profession that provides me a challenging environment as well as learning and <text:s text:c="21"/>experience which would enable me to add value to organization and enhance my personal <text:s text:c="5"/>effectiveness.</text:span></text:p>
      <text:p text:style-name="P1"><text:span text:style-name="T6">Personal Skills: </text:span></text:p>
      <text:list xml:id="list6449953435888846244" text:style-name="WWNum6">
        <text:list-item>
          <text:p text:style-name="P6"><text:span text:style-name="T2">Dedicated</text:span></text:p>
        </text:list-item>
        <text:list-item>
          <text:p text:style-name="P6"><text:span text:style-name="T2">Punctuality</text:span></text:p>
        </text:list-item>
        <text:list-item>
          <text:p text:style-name="P6"><text:span text:style-name="T2">Good communication </text:span></text:p>
        </text:list-item>
        <text:list-item>
          <text:p text:style-name="P6"><text:span text:style-name="T2">Self-motivation</text:span></text:p>
        </text:list-item>
        <text:list-item>
          <text:p text:style-name="P6"><text:span text:style-name="T2">Time management </text:span></text:p>
        </text:list-item>
        <text:list-item>
          <text:p text:style-name="P6"><text:span text:style-name="T2">Problem-solving</text:span></text:p>
        </text:list-item>
      </text:list>
      <text:p text:style-name="P11"/>
      <text:p text:style-name="P1"><text:span text:style-name="T6">Academic/computer skills</text:span><text:span text:style-name="T5">:</text:span></text:p>
      <text:list xml:id="list4518344262768861058" text:style-name="WWNum9">
        <text:list-item>
          <text:p text:style-name="P7"><text:span text:style-name="T2">Programming languages: C,C++,Java,PHP</text:span></text:p>
        </text:list-item>
        <text:list-item>
          <text:p text:style-name="P7"><text:span text:style-name="T2">Web designing language: HTML,CSS,JavaScript,JQuery</text:span></text:p>
        </text:list-item>
        <text:list-item>
          <text:p text:style-name="P7"><text:span text:style-name="T2">Database:MySql,</text:span><text:span text:style-name="T4">Mongodb.</text:span></text:p>
        </text:list-item>
      </text:list>
      <text:p text:style-name="P4"/>
      <text:p text:style-name="P1"><text:span text:style-name="T6">Achievements:</text:span></text:p>
      <text:list xml:id="list2496301696674363808" text:style-name="WWNum11">
        <text:list-item>
          <text:p text:style-name="P12"><text:span text:style-name="T2">Actively</text:span><text:span text:style-name="T5"> </text:span><text:span text:style-name="T2">participated in the debate,cultural and other</text:span><text:span text:style-name="T5"> </text:span><text:span text:style-name="T2">events organized at campus</text:span><text:span text:style-name="T5">.</text:span></text:p>
        </text:list-item>
        <text:list-item>
          <text:p text:style-name="P12"><text:span text:style-name="T2">Attended various workshops and expert talks such as tally,Web </text:span><text:soft-page-break/><text:span text:style-name="T2">development and related to Computer Science and Technology.</text:span></text:p>
        </text:list-item>
        <text:list-item>
          <text:p text:style-name="P12"><text:span text:style-name="T2">Activally participated in cultural fest organized at campus.</text:span></text:p>
        </text:list-item>
        <text:list-item>
          <text:p text:style-name="P12"><text:span text:style-name="T2">played football at state or regional level.</text:span></text:p>
        </text:list-item>
      </text:list>
      <text:p text:style-name="P13"><text:span text:style-name="T2"><text:tab/></text:span></text:p>
      <text:p text:style-name="P1"><text:span text:style-name="T6">Qualification:</text:span></text:p>
      <text:list xml:id="list1516899486923615066" text:style-name="WWNum14">
        <text:list-item>
          <text:p text:style-name="P8"><text:span text:style-name="T2">Currently pursuing my graduation from Chitkara University with an aggregate CGPA of </text:span><text:span text:style-name="T3">9.03</text:span><text:span text:style-name="T2"> currently.</text:span></text:p>
        </text:list-item>
        <text:list-item>
          <text:p text:style-name="P8"><text:span text:style-name="T2">10</text:span><text:span text:style-name="T7">th</text:span><text:span text:style-name="T2"> from HARYANA and secured 8.0 CGPA.</text:span></text:p>
        </text:list-item>
        <text:list-item>
          <text:p text:style-name="P8"><text:span text:style-name="T2">12</text:span><text:span text:style-name="T7">th(commerce)</text:span><text:span text:style-name="T2"> from CBSE and secured 81.4%.</text:span></text:p>
        </text:list-item>
        <text:list-item>
          <text:p text:style-name="P9"><text:span text:style-name="T3">persuing last semester training from zapbuild technologies </text:span><text:span text:style-name="T9">E 237, First Floor, Phase VIII B(Sector 74),</text:span><text:span text:style-name="T2"><text:line-break/></text:span><text:span text:style-name="T9">Industrial Area, Mohali-160071, Punjab </text:span><text:span text:style-name="T10">in nodejs,javascript.</text:span></text:p>
        </text:list-item>
      </text:list>
      <text:p text:style-name="P11"/>
      <text:p text:style-name="P1"><text:span text:style-name="T6">Personal Details:</text:span></text:p>
      <text:list xml:id="list8044785973586169252" text:style-name="WWNum17">
        <text:list-item>
          <text:p text:style-name="P10"><text:span text:style-name="T8">D.O.B <text:s text:c="41"/></text:span><text:span text:style-name="T2"><text:s text:c="6"/>: <text:s text:c="40"/>20 july,1999</text:span></text:p>
        </text:list-item>
        <text:list-item>
          <text:p text:style-name="P10"><text:span text:style-name="T2">Language <text:s text:c="40"/>: <text:s text:c="40"/>Hindi,English,Punjabi,haryanvi</text:span></text:p>
        </text:list-item>
        <text:list-item>
          <text:p text:style-name="P10"><text:span text:style-name="T2">Nationality <text:s text:c="38"/>: <text:s text:c="40"/>Indian</text:span></text:p>
        </text:list-item>
        <text:list-item>
          <text:p text:style-name="P10"><text:span text:style-name="T2">Gender <text:s text:c="44"/>: <text:s text:c="40"/>male</text:span></text:p>
        </text:list-item>
      </text:list>
      <text:p text:style-name="P3"><text:span text:style-name="T5">Declaration</text:span><text:span text:style-name="T2">: I hereby declare that</text:span><text:span text:style-name="T5"> </text:span><text:span text:style-name="T2">the</text:span><text:span text:style-name="T5"> </text:span><text:span text:style-name="T2">information</text:span><text:span text:style-name="T5"> </text:span><text:span text:style-name="T2">mentioned</text:span><text:span text:style-name="T5"> </text:span><text:span text:style-name="T2">above is</text:span><text:span text:style-name="T5"> </text:span><text:span text:style-name="T2">true and to the</text:span><text:span text:style-name="T5"> </text:span><text:span text:style-name="T2">best</text:span><text:span text:style-name="T5"> </text:span><text:span text:style-name="T2">of my</text:span><text:span text:style-name="T5"> </text:span><text:span text:style-name="T2">knowledge</text:span><text:span text:style-name="T5">.</text:span></text:p>
      <text:p text:style-name="P3"><text:span text:style-name="T2">Date:08/07/2019 <text:s text:c="89"/>PLACE:AMBA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7:23:48.270332391</dc:date>
    <meta:editing-duration>PT7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39" meta:character-count="2089" meta:non-whitespace-character-count="1457"/>
  </office:meta>
</office:document-meta>
</file>